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 fo:language="ru" fo:country="RU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ru" fo:country="RU"/>
    </style:style>
    <style:style style:name="P7" style:family="paragraph" style:parent-style-name="Text_20_body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8" style:family="paragraph" style:parent-style-name="Text_20_body">
      <style:paragraph-properties fo:text-align="center" style:justify-single-word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10" style:family="paragraph" style:parent-style-name="Text_20_body">
      <style:text-properties style:font-name="Cambria" fo:language="ru" fo:country="RU"/>
    </style:style>
    <style:style style:name="P11" style:family="paragraph" style:parent-style-name="Text_20_body" style:list-style-name="L1"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Times New Roman2" style:font-name-complex="Times New Roman2"/>
    </style:style>
    <style:style style:name="T3" style:family="text">
      <style:text-properties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077.png" xlink:type="simple" xlink:show="embed" xlink:actuate="onLoad"/></draw:frame></text:p>
          </table:table-cell>
          <table:table-cell table:style-name="Table1.B1" office:value-type="string">
            <text:h text:style-name="P2" text:outline-level="1">Производная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6">| векторизован | Cи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671cm" svg:height="1.769cm" draw:z-index="1"><draw:image xlink:href="../images/0077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<text:span text:style-name="T2">Блок </text:span><text:span text:style-name="T3">реализует численное определение производной:</text:span></text:p>
            <text:p text:style-name="P8"><draw:frame draw:style-name="fr3" draw:name="Объект1" text:anchor-type="as-char" svg:width="5.689cm" svg:height="1.24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P9"><text:span text:style-name="T3">на каждом временном шаге как отношение приращений динамической переменной и времени, </text:span><text:span text:style-name="T3">где</text:span><text:span text:style-name="T3"><draw:frame draw:style-name="fr3" draw:name="Объект2" text:anchor-type="as-char" svg:width="1.159cm" svg:height="0.621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3">– i-ый элемент входного сигнала в блок,</text:span><text:span text:style-name="T3"><draw:frame draw:style-name="fr3" draw:name="Объект4" text:anchor-type="as-char" svg:width="1.182cm" svg:height="0.621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3">– </text:span><text:span text:style-name="T3">i-</text:span><text:span text:style-name="T3">ый </text:span><text:span text:style-name="T3">элемент выходного сигнала из блока.</text:span></text:p>
            <text:p text:style-name="P6">Размерности сигналов входа и выхода совпадают.</text:p>
            <text:p text:style-name="P6"><text:span text:style-name="T1">Свойства</text:span>:</text:p>
            <text:list xml:id="list8336111369196994133" text:style-name="L1">
              <text:list-item>
                <text:p text:style-name="P11">Начальные условия – вектор начальных значений<draw:frame draw:style-name="fr3" draw:name="Объект10" text:anchor-type="as-char" svg:width="1.265cm" svg:height="0.621cm" draw:z-index="5"><draw:object xlink:href="./Object 10" xlink:type="simple" xlink:show="embed" xlink:actuate="onLoad"/><draw:image xlink:href="./ObjectReplacements/Object 10" xlink:type="simple" xlink:show="embed" xlink:actuate="onLoad"/><svg:desc>formula</svg:desc></draw:frame>выходной величины блока.</text:p>
              </text:list-item>
            </text:list>
            <text:p text:style-name="P7"><text:span text:style-name="T1">Примечание:</text:span> по умолчанию блок реализует вычисление производной для <text:span text:style-name="T4">скалярного</text:span> входного сигнала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изводная</dc:title>
    <dc:date>2016-04-07T14:53:20.49</dc:date>
    <meta:generator>OpenOffice/4.1.1$Win32 OpenOffice.org_project/411m6$Build-9775</meta:generator>
    <meta:editing-duration>PT5H42M3S</meta:editing-duration>
    <meta:editing-cycles>124</meta:editing-cycles>
    <meta:document-statistic meta:table-count="1" meta:image-count="2" meta:object-count="4" meta:page-count="1" meta:paragraph-count="13" meta:word-count="69" meta:character-count="493"/>
    <dc:creator>ILYA KUBENSKIY</dc:creator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  <mrow>
        <mi/>
        <mo stretchy="false">=</mo>
        <mi/>
      </mrow>
      <mfrac>
        <mrow>
          <msub>
            <mi mathvariant="italic">dx</mi>
            <mi>i</mi>
          </msub>
          <mrow>
            <mo stretchy="false">(</mo>
            <mrow>
              <mi>t</mi>
            </mrow>
            <mo stretchy="false">)</mo>
          </mrow>
        </mrow>
        <mrow>
          <mi mathvariant="italic">dt</mi>
        </mrow>
      </mfrac>
      <mrow>
        <mi/>
        <mo stretchy="false">=</mo>
        <mi/>
      </mrow>
      <mfrac>
        <mrow>
          <mo stretchy="false">Δ</mo>
          <msub>
            <mi>x</mi>
            <mi>i</mi>
          </msub>
          <mrow>
            <mo stretchy="false">(</mo>
            <mrow>
              <mi>t</mi>
            </mrow>
            <mo stretchy="false">)</mo>
          </mrow>
        </mrow>
        <mrow>
          <mo stretchy="false">Δ</mo>
          <mi>t</mi>
        </mrow>
      </mfrac>
    </mrow>
    <annotation encoding="StarMath 5.0">y_i(t) ~=~ {dx_i(t)} over {dt} ~=~ {%DELTA x_i(t)} over {%DELTA t}</annotation>
  </semantics>
</math>
</file>

<file path=Object 10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2/content.xml><?xml version="1.0" encoding="utf-8"?>
<math xmlns="http://www.w3.org/1998/Math/MathML">
  <semantics>
    <mrow>
      <msub>
        <mi>x</mi>
        <mi>i</mi>
      </msub>
      <mrow>
        <mo stretchy="false">(</mo>
        <mrow>
          <mi>t</mi>
        </mrow>
        <mo stretchy="false">)</mo>
      </mrow>
    </mrow>
    <annotation encoding="StarMath 5.0">x_i(t)</annotation>
  </semantics>
</math>
</file>

<file path=Object 5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